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.081cm" svg:stroke-color="#cccccc" draw:marker-start-width="0.321cm" draw:marker-end-width="0.321cm" draw:fill="solid" draw:fill-color="#ffff00" draw:opacity="50%" draw:textarea-horizontal-align="justify" draw:textarea-vertical-align="top" draw:auto-grow-height="false" fo:min-height="4.942cm" fo:min-width="9.264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 style:list-style-name="L1">
      <style:graphic-properties draw:stroke="none" svg:stroke-width="0.081cm" svg:stroke-color="#cccccc" draw:marker-start-width="0.321cm" draw:marker-end-width="0.321cm" draw:fill="solid" draw:fill-color="#729fcf" draw:opacity="50%" draw:textarea-horizontal-align="justify" draw:textarea-vertical-align="top" draw:auto-grow-height="false" fo:min-height="4.942cm" fo:min-width="13.709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 style:list-style-name="L1">
      <style:graphic-properties svg:stroke-width="0.081cm" svg:stroke-color="#111111" draw:marker-start-width="0.321cm" draw:marker-end-width="0.321cm" draw:fill="none" draw:textarea-horizontal-align="justify" draw:textarea-vertical-align="middle" draw:auto-grow-height="false" fo:min-height="2.157cm" fo:min-width="3.431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 style:list-style-name="L1">
      <style:graphic-properties svg:stroke-width="0.081cm" svg:stroke-color="#111111" draw:marker-start-width="0.321cm" draw:marker-end-width="0.321cm" draw:fill="none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 style:list-style-name="L1">
      <style:graphic-properties svg:stroke-width="0.081cm" svg:stroke-color="#111111" draw:marker-start-width="0.321cm" draw:marker-end-width="0.321cm" draw:fill="none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 style:list-style-name="L1">
      <style:graphic-properties svg:stroke-width="0.081cm" svg:stroke-color="#111111" draw:marker-start-width="0.321cm" draw:marker-end-width="0.321cm" draw:fill="none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7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8" style:family="graphic" style:parent-style-name="standard" style:list-style-name="L1">
      <style:graphic-properties svg:stroke-width="0.081cm" svg:stroke-color="#111111" draw:marker-start-width="0.321cm" draw:marker-end-width="0.321cm" draw:fill="none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 style:list-style-name="L1">
      <style:graphic-properties svg:stroke-width="0.081cm" svg:stroke-color="#111111" draw:marker-start-width="0.321cm" draw:marker-end-width="0.321cm" draw:fill="none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draw:stroke="dash" draw:stroke-dash="Dashed_20__28_var_29_" svg:stroke-width="0.159cm" svg:stroke-color="#ff0000" draw:marker-start-width="0.438cm" draw:marker-end-width="0.438cm" draw:fill="none" draw:fill-color="#eeeeee" draw:textarea-vertical-align="middle" fo:padding-top="0.204cm" fo:padding-bottom="0.204cm" fo:padding-left="0.329cm" fo:padding-right="0.329cm"/>
    </style:style>
    <style:style style:name="gr11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dddddd" draw:textarea-horizontal-align="justify" draw:textarea-vertical-align="middle" draw:auto-grow-height="false" fo:min-height="0.931cm" fo:min-width="1.697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ffd7d7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dddddd" draw:textarea-horizontal-align="justify" draw:textarea-vertical-align="middle" draw:auto-grow-height="false" fo:min-height="1.504cm" fo:min-width="2.397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ffd7d7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ffd7d7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e0c2cd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e0c2cd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e0c2cd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9" style:family="graphic" style:parent-style-name="standard">
      <style:graphic-properties draw:stroke="none" draw:fill="none" draw:textarea-vertical-align="middle" fo:min-height="1.424cm"/>
      <style:paragraph-properties style:writing-mode="lr-tb"/>
    </style:style>
    <style:style style:name="gr20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ffe994" draw:textarea-horizontal-align="justify" draw:textarea-vertical-align="middle" draw:auto-grow-height="false" fo:min-height="2.077cm" fo:min-width="3.351cm" fo:padding-top="0.165cm" fo:padding-bottom="0.165cm" fo:padding-left="0.29cm" fo:padding-right="0.29cm" draw:shadow="visible" draw:shadow-offset-x="0.071cm" draw:shadow-offset-y="0.071cm" draw:shadow-color="#000000"/>
      <style:paragraph-properties style:writing-mode="lr-tb"/>
    </style:style>
    <style:style style:name="gr21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ffe994" draw:textarea-horizontal-align="justify" draw:textarea-vertical-align="middle" draw:auto-grow-height="false" fo:min-height="2.077cm" fo:min-width="3.351cm" fo:padding-top="0.165cm" fo:padding-bottom="0.165cm" fo:padding-left="0.29cm" fo:padding-right="0.29cm" draw:shadow="visible" draw:shadow-offset-x="0.071cm" draw:shadow-offset-y="0.071cm" draw:shadow-color="#000000"/>
      <style:paragraph-properties style:writing-mode="lr-tb"/>
    </style:style>
    <style:style style:name="gr22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b4c7dc" draw:textarea-horizontal-align="justify" draw:textarea-vertical-align="middle" draw:auto-grow-height="false" fo:min-height="2.077cm" fo:min-width="8.966cm" fo:padding-top="0.165cm" fo:padding-bottom="0.165cm" fo:padding-left="0.29cm" fo:padding-right="0.29cm" draw:shadow="visible" draw:shadow-offset-x="0.071cm" draw:shadow-offset-y="0.071cm" draw:shadow-color="#000000"/>
      <style:paragraph-properties style:writing-mode="lr-tb"/>
    </style:style>
    <style:style style:name="gr23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b4c7dc" draw:textarea-horizontal-align="justify" draw:textarea-vertical-align="middle" draw:auto-grow-height="false" fo:min-height="2.077cm" fo:min-width="8.966cm" fo:padding-top="0.165cm" fo:padding-bottom="0.165cm" fo:padding-left="0.29cm" fo:padding-right="0.29cm" draw:shadow="visible" draw:shadow-offset-x="0.071cm" draw:shadow-offset-y="0.071cm" draw:shadow-color="#000000"/>
      <style:paragraph-properties style:writing-mode="lr-tb"/>
    </style:style>
    <style:style style:name="gr24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b4c7dc" draw:textarea-horizontal-align="justify" draw:textarea-vertical-align="middle" draw:auto-grow-height="false" fo:min-height="2.077cm" fo:min-width="8.966cm" fo:padding-top="0.165cm" fo:padding-bottom="0.165cm" fo:padding-left="0.29cm" fo:padding-right="0.29cm" draw:shadow="visible" draw:shadow-offset-x="0.071cm" draw:shadow-offset-y="0.071cm" draw:shadow-color="#000000"/>
      <style:paragraph-properties style:writing-mode="lr-tb"/>
    </style:style>
    <style:style style:name="gr25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b4c7dc" draw:textarea-horizontal-align="justify" draw:textarea-vertical-align="middle" draw:auto-grow-height="false" fo:min-height="2.077cm" fo:min-width="8.966cm" fo:padding-top="0.165cm" fo:padding-bottom="0.165cm" fo:padding-left="0.29cm" fo:padding-right="0.29cm" draw:shadow="visible" draw:shadow-offset-x="0.071cm" draw:shadow-offset-y="0.071cm" draw:shadow-color="#000000"/>
      <style:paragraph-properties style:writing-mode="lr-tb"/>
    </style:style>
    <style:style style:name="gr26" style:family="graphic" style:parent-style-name="objectwithoutfill">
      <style:graphic-properties svg:stroke-width="0.081cm" svg:stroke-color="#3465a4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1cm" svg:stroke-color="#c9211e" draw:marker-start-width="0.321cm" draw:marker-end="Arrow" draw:marker-end-width="0.421cm" draw:fill="solid" draw:textarea-vertical-align="middle" fo:padding-top="0.165cm" fo:padding-bottom="0.165cm" fo:padding-left="0.29cm" fo:padding-right="0.29cm"/>
      <style:paragraph-properties style:writing-mode="lr-tb"/>
    </style:style>
    <style:style style:name="gr28" style:family="graphic" style:parent-style-name="standard">
      <style:graphic-properties draw:stroke="none" draw:fill-color="#b4c7dc" draw:textarea-horizontal-align="justify" draw:textarea-vertical-align="middle" draw:auto-grow-height="false" fo:min-height="16.911cm" fo:min-width="1.716cm"/>
    </style:style>
    <style:style style:name="gr29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ffaa95" draw:textarea-horizontal-align="justify" draw:textarea-vertical-align="middle" draw:auto-grow-height="false" fo:min-height="2.077cm" fo:min-width="15.924cm" fo:padding-top="0.165cm" fo:padding-bottom="0.165cm" fo:padding-left="0.29cm" fo:padding-right="0.29cm" draw:shadow="visible" draw:shadow-offset-x="0.071cm" draw:shadow-offset-y="0.071cm" draw:shadow-color="#000000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/>
      <style:text-properties fo:font-weight="bold" style:font-weight-asian="bold" style:font-weight-complex="bold"/>
    </style:style>
    <style:style style:name="P2" style:family="paragraph">
      <loext:graphic-properties draw:fill="solid" draw:fill-color="#ffff00" draw:opacity="50%"/>
      <style:paragraph-properties fo:margin-left="0cm" fo:margin-right="0cm" fo:margin-top="0cm" fo:margin-bottom="0cm" fo:line-height="100%" fo:text-align="end" fo:text-indent="0cm"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weight="bold" style:font-weight-asian="bold" style:font-weight-complex="bold"/>
    </style:style>
    <style:style style:name="P4" style:family="paragraph">
      <loext:graphic-properties draw:fill="solid" draw:fill-color="#729fcf" draw:opacity="50%"/>
      <style:paragraph-properties fo:margin-left="0cm" fo:margin-right="0cm" fo:margin-top="0cm" fo:margin-bottom="0cm" fo:line-height="100%" fo:text-align="start" fo:text-indent="0cm" style:writing-mode="lr-tb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eeeeee"/>
      <style:paragraph-properties fo:text-align="center"/>
    </style:style>
    <style:style style:name="P9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solid" draw:fill-color="#ffd7d7" draw:opacity="100%"/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solid" draw:fill-color="#e0c2cd" draw:opacity="100%"/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="solid" draw:fill-color="#ffe994"/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16" style:family="paragraph">
      <loext:graphic-properties draw:fill="solid" draw:fill-color="#b4c7dc"/>
      <style:paragraph-properties fo:margin-left="0cm" fo:margin-right="0cm" fo:margin-top="0cm" fo:margin-bottom="0cm" fo:line-height="100%" fo:text-align="end" fo:text-indent="0cm" style:writing-mode="lr-tb"/>
    </style:style>
    <style:style style:name="P17" style:family="paragraph">
      <loext:graphic-properties draw:fill-color="#b4c7dc"/>
      <style:paragraph-properties fo:text-align="center"/>
    </style:style>
    <style:style style:name="P18" style:family="paragraph">
      <loext:graphic-properties draw:fill="solid" draw:fill-color="#ffaa95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414cm" svg:height="5.842cm" svg:x="-10.843cm" svg:y="1.109cm">
          <text:p text:style-name="P1"><text:span text:style-name="T1">Non-point </text:span></text:p>
          <text:p text:style-name="P1"><text:span text:style-name="T1">source relea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4.859cm" svg:height="5.842cm" svg:x="-20.876cm" svg:y="1.108cm">
          <text:p text:style-name="P3"><text:span text:style-name="T1">Point source relea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4" draw:id="id4" draw:layer="layout" svg:width="4.191cm" svg:height="2.667cm" svg:x="-20.574cm" svg:y="3.344cm">
          <text:p text:style-name="P5">Municipal</text:p>
          <text:p text:style-name="P5">wastewa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5" draw:id="id5" draw:layer="layout" svg:width="4.191cm" svg:height="2.667cm" svg:x="-15.574cm" svg:y="3.344cm">
          <text:p text:style-name="P5">Industrial</text:p>
          <text:p text:style-name="P5">wastewa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1" draw:id="id1" draw:layer="layout" svg:width="4.191cm" svg:height="2.667cm" svg:x="-10.574cm" svg:y="3.344cm">
          <text:p text:style-name="P5">Livestock</text:p>
          <text:p text:style-name="P5">facilit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2" draw:id="id2" draw:layer="layout" svg:width="4.191cm" svg:height="2.667cm" svg:x="-5.574cm" svg:y="3.344cm">
          <text:p text:style-name="P5">Agricultural</text:p>
          <text:p text:style-name="P5">relea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svg:x1="-6.383cm" svg:y1="4.677cm" svg:x2="-5.574cm" svg:y2="4.677cm" draw:start-shape="id1" draw:start-glue-point="1" draw:end-shape="id2" draw:end-glue-point="3" svg:d="M-6383 4677h405v1875h-1v-1875h405" svg:viewBox="0 0 810 1876">
          <text:p/>
        </draw:connector>
        <draw:custom-shape draw:style-name="gr8" draw:text-style-name="P6" xml:id="id3" draw:id="id3" draw:layer="layout" svg:width="4.191cm" svg:height="2.667cm" svg:x="-15.574cm" svg:y="14.944cm">
          <text:p text:style-name="P5">Waterbod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xml:id="id6" draw:id="id6" draw:layer="layout" svg:width="4.191cm" svg:height="2.667cm" svg:x="-7.948cm" svg:y="8.444cm">
          <text:p text:style-name="P5">Soi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curve" svg:x1="-8.479cm" svg:y1="6.011cm" svg:x2="-13.479cm" svg:y2="14.944cm" draw:start-shape="id1" draw:start-glue-point="2" draw:end-shape="id3" draw:end-glue-point="0" svg:d="M-8479 6011c0 6699-5000 2233-5000 8933" svg:viewBox="0 0 5001 8934">
          <text:p/>
        </draw:connector>
        <draw:polygon draw:style-name="gr10" draw:text-style-name="P8" draw:layer="layout" svg:width="15.747cm" svg:height="15.112cm" svg:x="-16.05cm" svg:y="2.886cm" svg:viewBox="0 0 15748 15113" draw:points="0,15113 15748,15113 15748,4699 9874,4699 9874,0 5249,0 5249,11430 0,11430">
          <text:p/>
        </draw:polygon>
        <draw:connector draw:style-name="gr7" draw:text-style-name="P7" draw:layer="layout" draw:type="curve" svg:x1="-18.479cm" svg:y1="6.011cm" svg:x2="-13.479cm" svg:y2="14.944cm" draw:start-shape="id4" draw:start-glue-point="2" draw:end-shape="id3" svg:d="M-18479 6011c0 6699 5000 2233 5000 8933" svg:viewBox="0 0 5001 8934">
          <text:p/>
        </draw:connector>
        <draw:connector draw:style-name="gr7" draw:text-style-name="P7" draw:layer="layout" draw:type="curve" svg:x1="-13.479cm" svg:y1="6.011cm" svg:x2="-13.479cm" svg:y2="14.944cm" draw:start-shape="id5" draw:start-glue-point="2" draw:end-shape="id3" draw:end-glue-point="0" svg:d="M-13479 6011v8933" svg:viewBox="0 0 1 8934">
          <text:p/>
        </draw:connector>
        <draw:connector draw:style-name="gr7" draw:text-style-name="P7" draw:layer="layout" draw:type="curve" svg:x1="-3.479cm" svg:y1="6.011cm" svg:x2="-5.853cm" svg:y2="8.444cm" draw:start-shape="id2" draw:start-glue-point="2" draw:end-shape="id6" draw:end-glue-point="0" svg:d="M-3479 6011c0 1824-2374 608-2374 2433" svg:viewBox="0 0 2375 2434">
          <text:p/>
        </draw:connector>
        <draw:connector draw:style-name="gr7" draw:text-style-name="P7" draw:layer="layout" draw:type="curve" svg:x1="-8.479cm" svg:y1="6.011cm" svg:x2="-5.853cm" svg:y2="8.444cm" draw:start-shape="id1" draw:start-glue-point="2" draw:end-shape="id6" draw:end-glue-point="0" svg:d="M-8479 6011c0 1824 2626 608 2626 2433" svg:viewBox="0 0 2627 2434">
          <text:p/>
        </draw:connector>
        <draw:connector draw:style-name="gr7" draw:text-style-name="P7" draw:layer="layout" draw:type="curve" svg:x1="-5.853cm" svg:y1="11.111cm" svg:x2="-5.853cm" svg:y2="12.217cm" draw:start-shape="id6" draw:start-glue-point="2" draw:end-shape="id7" draw:end-glue-point="0" svg:d="M-5853 11111v1106" svg:viewBox="0 0 1 1107">
          <text:p/>
        </draw:connector>
        <draw:custom-shape draw:style-name="gr11" draw:text-style-name="P9" draw:layer="layout" svg:width="2.413cm" svg:height="1.397cm" svg:x="-6.706cm" svg:y="15.967cm">
          <text:p text:style-name="P5">Runof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xml:id="id7" draw:id="id7" draw:layer="layout" svg:width="4.191cm" svg:height="2.667cm" svg:x="-7.948cm" svg:y="12.217cm">
          <text:p text:style-name="P5">Nutrient</text:p>
          <text:p text:style-name="P5">legac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curve" svg:x1="-5.853cm" svg:y1="14.884cm" svg:x2="-11.383cm" svg:y2="16.277cm" draw:start-shape="id7" draw:start-glue-point="2" draw:end-shape="id3" draw:end-glue-point="1" svg:d="M-5853 14884c0 929-1843 1393-5530 1393" svg:viewBox="0 0 5531 1394">
          <text:p/>
        </draw:connector>
        <draw:custom-shape draw:style-name="gr13" draw:text-style-name="P9" draw:layer="layout" svg:width="3.175cm" svg:height="2.032cm" svg:x="-17.501cm" svg:y="11.811cm">
          <text:p text:style-name="P5">Direct</text:p>
          <text:p text:style-name="P5">dischar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8" draw:id="id8" draw:layer="layout" svg:width="4.191cm" svg:height="2.667cm" svg:x="-15.548cm" svg:y="18.617cm">
          <text:p text:style-name="P5">Eutroph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xml:id="id9" draw:id="id9" draw:layer="layout" svg:width="4.191cm" svg:height="2.667cm" svg:x="-15.548cm" svg:y="22.217cm">
          <text:p text:style-name="P5">Algal</text:p>
          <text:p text:style-name="P5">bloo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xml:id="id10" draw:id="id10" draw:layer="layout" svg:width="4.191cm" svg:height="2.667cm" svg:x="-20.548cm" svg:y="26.217cm">
          <text:p text:style-name="P5">Environmental</text:p>
          <text:p text:style-name="P5">harmful</text:p>
          <text:p text:style-name="P5">impac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11" draw:id="id11" draw:layer="layout" svg:width="4.191cm" svg:height="2.667cm" svg:x="-15.548cm" svg:y="26.217cm">
          <text:p text:style-name="P5">Human</text:p>
          <text:p text:style-name="P5">health</text:p>
          <text:p text:style-name="P5">threa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xml:id="id12" draw:id="id12" draw:layer="layout" svg:width="4.191cm" svg:height="2.667cm" svg:x="-10.548cm" svg:y="26.217cm">
          <text:p text:style-name="P5">Economic</text:p>
          <text:p text:style-name="P5">loo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curve" svg:x1="-13.479cm" svg:y1="17.611cm" svg:x2="-13.453cm" svg:y2="18.617cm" draw:start-shape="id3" draw:start-glue-point="2" draw:end-shape="id8" draw:end-glue-point="0" svg:d="M-13479 17611c0 784 26 282 26 1006" svg:viewBox="0 0 27 1007">
          <text:p/>
        </draw:connector>
        <draw:connector draw:style-name="gr7" draw:text-style-name="P7" draw:layer="layout" draw:type="curve" svg:x1="-13.453cm" svg:y1="21.284cm" svg:x2="-13.453cm" svg:y2="22.217cm" draw:start-shape="id8" draw:start-glue-point="2" draw:end-shape="id9" draw:end-glue-point="0" svg:d="M-13453 21284v933" svg:viewBox="0 0 1 934">
          <text:p/>
        </draw:connector>
        <draw:connector draw:style-name="gr7" draw:text-style-name="P7" draw:layer="layout" draw:type="curve" svg:x1="-13.453cm" svg:y1="24.884cm" svg:x2="-18.453cm" svg:y2="26.217cm" draw:start-shape="id9" draw:start-glue-point="2" draw:end-shape="id10" draw:end-glue-point="0" svg:d="M-13453 24884c0 999-5000 333-5000 1333" svg:viewBox="0 0 5001 1334">
          <text:p/>
        </draw:connector>
        <draw:connector draw:style-name="gr7" draw:text-style-name="P7" draw:layer="layout" draw:type="curve" svg:x1="-13.453cm" svg:y1="24.884cm" svg:x2="-13.453cm" svg:y2="26.217cm" draw:start-shape="id9" draw:start-glue-point="2" draw:end-shape="id11" draw:end-glue-point="0" svg:d="M-13453 24884v1333" svg:viewBox="0 0 1 1334">
          <text:p/>
        </draw:connector>
        <draw:connector draw:style-name="gr7" draw:text-style-name="P7" draw:layer="layout" draw:type="curve" svg:x1="-13.453cm" svg:y1="24.884cm" svg:x2="-8.453cm" svg:y2="26.217cm" draw:start-shape="id9" draw:start-glue-point="2" draw:end-shape="id12" draw:end-glue-point="0" svg:d="M-13453 24884c0 999 5000 333 5000 1333" svg:viewBox="0 0 5001 1334">
          <text:p/>
        </draw:connector>
        <draw:frame draw:style-name="gr19" draw:text-style-name="P13" draw:layer="layout" svg:width="6.985cm" svg:height="1.674cm" draw:transform="rotate (1.5707963267949) translate (-2.357cm 16.202cm)">
          <draw:text-box>
            <text:p text:style-name="P12"><text:span text:style-name="T1">Scope of the work</text:span></text:p>
          </draw:text-box>
        </draw:frame>
        <draw:custom-shape draw:style-name="gr20" draw:text-style-name="P14" xml:id="id14" draw:id="id14" draw:layer="layout" svg:width="4.191cm" svg:height="2.667cm" svg:x="13.077cm" svg:y="12.436cm">
          <text:p text:style-name="P5">Phosphorus</text:p>
          <text:p text:style-name="P5">release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18" draw:id="id18" draw:layer="layout" svg:width="4.191cm" svg:height="2.667cm" svg:x="13.077cm" svg:y="8.478cm">
          <text:p text:style-name="P5">Nitrogen</text:p>
          <text:p text:style-name="P5">release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6" xml:id="id13" draw:id="id13" draw:layer="layout" svg:width="9.806cm" svg:height="2.667cm" svg:x="1.227cm" svg:y="4.752cm">
          <text:p text:style-name="P15">Techno-economic</text:p>
          <text:p text:style-name="P15">assessment of nutrient</text:p>
          <text:p text:style-name="P15">recovery processe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6" xml:id="id16" draw:id="id16" draw:layer="layout" svg:width="9.806cm" svg:height="2.667cm" svg:x="1.227cm" svg:y="12.435cm">
          <text:p text:style-name="P15">Decision support tool for</text:p>
          <text:p text:style-name="P15">technology selectio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6" xml:id="id17" draw:id="id17" draw:layer="layout" svg:width="9.806cm" svg:height="2.667cm" svg:x="1.227cm" svg:y="16.435cm">
          <text:p text:style-name="P15">Analysis of incentive policie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6" xml:id="id15" draw:id="id15" draw:layer="layout" svg:width="9.806cm" svg:height="2.667cm" svg:x="1.227cm" svg:y="8.435cm">
          <text:p text:style-name="P15">Geographical and</text:p>
          <text:p text:style-name="P15">environmental analysis</text:p>
          <text:p text:style-name="P15">of nutrient pollutio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7" draw:layer="layout" draw:type="curve" svg:x1="11.033cm" svg:y1="6.085cm" svg:x2="13.077cm" svg:y2="13.769cm" draw:start-shape="id13" draw:start-glue-point="1" draw:end-shape="id14" draw:end-glue-point="3" svg:d="M11033 6085c1585 0 564 7684 2044 7684" svg:viewBox="0 0 2045 7685">
          <text:p/>
        </draw:connector>
        <draw:connector draw:style-name="gr26" draw:text-style-name="P7" draw:layer="layout" draw:type="curve" svg:x1="11.033cm" svg:y1="9.768cm" svg:x2="13.077cm" svg:y2="13.769cm" draw:start-shape="id15" draw:start-glue-point="1" draw:end-shape="id14" draw:end-glue-point="3" svg:d="M11033 9768c1585 0 564 4001 2044 4001" svg:viewBox="0 0 2045 4002">
          <text:p/>
        </draw:connector>
        <draw:connector draw:style-name="gr26" draw:text-style-name="P7" draw:layer="layout" draw:type="curve" svg:x1="11.033cm" svg:y1="13.768cm" svg:x2="13.077cm" svg:y2="13.769cm" draw:start-shape="id16" draw:start-glue-point="1" draw:end-shape="id14" draw:end-glue-point="3" svg:d="M11033 13768c1585 0 564 1 2044 1" svg:viewBox="0 0 2045 2">
          <text:p/>
        </draw:connector>
        <draw:connector draw:style-name="gr26" draw:text-style-name="P7" draw:layer="layout" draw:type="curve" svg:x1="11.033cm" svg:y1="17.768cm" svg:x2="13.077cm" svg:y2="13.769cm" draw:start-shape="id17" draw:start-glue-point="1" draw:end-shape="id14" draw:end-glue-point="3" svg:d="M11033 17768c1585 0 564-3999 2044-3999" svg:viewBox="0 0 2045 4000">
          <text:p/>
        </draw:connector>
        <draw:connector draw:style-name="gr27" draw:text-style-name="P7" draw:layer="layout" draw:type="curve" svg:x1="11.033cm" svg:y1="6.085cm" svg:x2="13.077cm" svg:y2="9.811cm" draw:start-shape="id13" draw:start-glue-point="1" draw:end-shape="id18" draw:end-glue-point="3" svg:d="M11033 6085c1585 0 564 3726 2044 3726" svg:viewBox="0 0 2045 3727">
          <text:p text:style-name="P12"/>
        </draw:connector>
        <draw:custom-shape draw:style-name="gr28" draw:text-style-name="P17" draw:layer="layout" svg:width="2.454cm" svg:height="17.399cm" svg:x="1.213cm" svg:y="1.43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8" draw:layer="layout" svg:width="16.764cm" svg:height="2.667cm" svg:x="1.178cm" svg:y="1.18cm">
          <text:p text:style-name="P5">Nutrient releases from CAFO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.05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19:48:17.382808363</meta:creation-date>
    <dc:date>2021-08-25T21:11:34.699443039</dc:date>
    <meta:editing-duration>PT14M48S</meta:editing-duration>
    <meta:editing-cycles>6</meta:editing-cycles>
    <meta:generator>LibreOffice/6.4.7.2$Linux_X86_64 LibreOffice_project/40$Build-2</meta:generator>
    <meta:document-statistic meta:object-count="44"/>
  </office:meta>
</office:document-meta>
</file>